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12pt" fo:letter-spacing="normal" fo:font-style="normal" fo:font-weight="normal"/>
    </style:style>
    <style:style style:name="P4" style:family="paragraph" style:parent-style-name="Standard" style:list-style-name="L1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333333" style:font-name="Arial" fo:font-size="9pt" fo:letter-spacing="normal" fo:font-style="normal" style:text-underline-style="none" fo:font-weight="normal" style:font-size-asian="9pt" style:font-size-complex="9pt"/>
    </style:style>
    <style:style style:name="P9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P10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style:font-name="Arial"/>
    </style:style>
    <style:style style:name="P11" style:family="paragraph" style:parent-style-name="Standard">
      <style:paragraph-properties fo:margin-left="0cm" fo:margin-right="0cm" fo:text-align="justify" style:justify-single-word="false" fo:widows="1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333333" style:font-name="Arial" fo:font-size="12pt" fo:letter-spacing="normal" fo:font-style="normal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widows="1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333333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333333" fo:font-size="12pt" fo:letter-spacing="normal" fo:font-style="normal"/>
    </style:style>
    <style:style style:name="T2" style:family="text">
      <style:text-properties fo:font-variant="normal" fo:text-transform="none" fo:color="#333333" fo:font-size="12pt" fo:letter-spacing="normal" fo:font-style="normal" fo:font-weight="normal"/>
    </style:style>
    <style:style style:name="T3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 scopo del test con utenti è quello di individuare possibili elementi del sito in esame che ostacolano il corretto svolgimento dei compiti da parte di un utente medio (o di un target più preciso di utenti, a seconda del progetto).</text:p>
      <text:p text:style-name="P3"/>
      <text:p text:style-name="P3">Compito 1. [Home]</text:p>
      <text:p text:style-name="P3"/>
      <text:p text:style-name="P1"><text:span text:style-name="T2">Domani sera sarai a casa e vuoi sapere se faranno qualcosa che ti può interessare in tv, </text:span><text:span text:style-name="T3">cerca la programmazione tv di domani in prima serata.</text:span></text:p>
      <text:p text:style-name="P11">[Facile]</text:p>
      <text:p text:style-name="P5">guida tv&gt;”selezione giorno”&gt;</text:p>
      <text:p text:style-name="P5"/>
      <text:p text:style-name="P3">Compito 2.[Home]</text:p>
      <text:p text:style-name="P3"/>
      <text:p text:style-name="P3">Ti interessa reperire delle informazioni riguardanti al programma tv “Lynx Magazine”,</text:p>
      <text:p text:style-name="P1"><text:span text:style-name="T3">trova il nome delle persone che si occupano del suddetto programma</text:span><text:span text:style-name="T2">.</text:span></text:p>
      <text:p text:style-name="P11">[Facile]</text:p>
      <text:p text:style-name="P5">i programmi&gt;lynx magazine</text:p>
      <text:p text:style-name="P5"/>
      <text:p text:style-name="P5"/>
      <text:p text:style-name="P3">Compito 4.[Home]</text:p>
      <text:p text:style-name="P3"/>
      <text:p text:style-name="P1"><text:span text:style-name="T2">Vuoi ascoltare quello che va in onda ora alla radio, </text:span><text:span text:style-name="T3">trova e ascolta il canale radio attualmente in onda.</text:span></text:p>
      <text:p text:style-name="P11">[Facile]</text:p>
      <text:p text:style-name="P5">play</text:p>
      <text:p text:style-name="P5"/>
      <text:p text:style-name="P5"/>
      <text:p text:style-name="P5">Compito 3.[Guida Tv]</text:p>
      <text:p text:style-name="P5"/>
      <text:p text:style-name="P2"><text:span text:style-name="T1">Tua nonna ti chiede quando andrà in onda il programma radio “racconti sceneggiati”, </text:span><text:span text:style-name="T3">cerca la prossima messa in onda del programma.</text:span></text:p>
      <text:p text:style-name="P12">[Media]</text:p>
      <text:p text:style-name="P3">scopri la messa in onda di un programma&gt;inserimento nome programma</text:p>
      <text:p text:style-name="P3"/>
      <text:p text:style-name="P5"/>
      <text:p text:style-name="P5">Compito 5.[Home]</text:p>
      <text:p text:style-name="P5"/>
      <text:p text:style-name="P2"><text:span text:style-name="T1">In un programma che hai visto pochi giorni fa hanno divulgato delle informazioni non del tutto corrette, vuoi scrivere alla direzione per esprimere il tuo disappunto, </text:span><text:span text:style-name="T3">cerca la mail della direzione.</text:span></text:p>
      <text:p text:style-name="P11">[Media]</text:p>
      <text:p text:style-name="P5">la sede</text:p>
      <text:p text:style-name="P5"/>
      <text:p text:style-name="P5"/>
      <text:p text:style-name="P5">Compito 6.[Home]</text:p>
      <text:p text:style-name="P5"/>
      <text:p text:style-name="P2"><text:span text:style-name="T1">Vuoi riascoltare una notizia che ti interessa mandata in onda dal tg qualche giorno fa, </text:span><text:span text:style-name="T3">riguarda la puntata del tg della notte di due giorni fa.</text:span></text:p>
      <text:p text:style-name="P11">[Difficile]</text:p>
      <text:p text:style-name="P5">menu di navigazione in fondo a destra(ultimo tgr)</text:p>
      <text:p text:style-name="P5"/>
      <text:p text:style-name="P9"><text:soft-page-break/>Questionario post-test</text:p>
      <text:p text:style-name="P7"/>
      <text:p text:style-name="P6"><text:tab/></text:p>
      <text:p text:style-name="P6"><text:tab/>Sesso: M <text:s/>F </text:p>
      <text:p text:style-name="P6"><text:tab/>Età:</text:p>
      <text:p text:style-name="P6"><text:tab/>Professione:</text:p>
      <text:p text:style-name="P6"><text:tab/>Capacità informatiche: Alte <text:s/>Medie <text:s/>Basse</text:p>
      <text:p text:style-name="P6"><text:tab/>Uso medio internet(ore/settimana):</text:p>
      <text:p text:style-name="P6"><text:tab/>Motivo uso:</text:p>
      <text:p text:style-name="P6"><text:tab/>Prima volta che visiti il sito? SI NO</text:p>
      <text:p text:style-name="P7"/>
      <text:p text:style-name="P3"/>
      <text:list xml:id="list627383488153058929" text:style-name="L1">
        <text:list-item>
          <text:p text:style-name="P4">Quali difficoltà hai incontrato nei compiti?</text:p>
          <text:p text:style-name="P4"/>
        </text:list-item>
      </text:list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  <text:p text:style-name="P3"><text:tab/></text:p>
      <text:p text:style-name="P3"/>
      <text:list xml:id="list36273123" text:continue-numbering="true" text:style-name="L1">
        <text:list-item>
          <text:p text:style-name="P4">Ti sei fatto un'idea dell'organizzazione del sito?</text:p>
        </text:list-item>
      </text:list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  <text:p text:style-name="P3"/>
      <text:list xml:id="list36271489" text:continue-numbering="true" text:style-name="L1">
        <text:list-item>
          <text:p text:style-name="P4">Quale caratteristica/funzionalità ti ha soddisfatto?</text:p>
        </text:list-item>
      </text:list>
      <text:p text:style-name="P3"/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  <text:list xml:id="list36249243" text:continue-numbering="true" text:style-name="L1">
        <text:list-item>
          <text:p text:style-name="P4">Quale miglioramento penseresti di apportare al sito?</text:p>
        </text:list-item>
      </text:list>
      <text:p text:style-name="P3"/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  <text:list xml:id="list36261355" text:continue-numbering="true" text:style-name="L1">
        <text:list-header>
          <text:p text:style-name="P4"/>
          <text:p text:style-name="P4"/>
          <text:p text:style-name="P4"><text:soft-page-break/></text:p>
        </text:list-header>
        <text:list-item>
          <text:p text:style-name="P4">Pensi che il sito sia attendibile/utile?</text:p>
        </text:list-item>
      </text:list>
      <text:p text:style-name="P3"/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  <text:list xml:id="list36256464" text:continue-numbering="true" text:style-name="L1">
        <text:list-item>
          <text:p text:style-name="P4">Quale pensi siano i maggiori difetti del sito?</text:p>
        </text:list-item>
      </text:list>
      <text:p text:style-name="P3"/>
      <text:p text:style-name="P3"><text:tab/><text:span text:style-name="T7">___________________________________________________________________________________</text:span></text:p>
      <text:p text:style-name="P8"/>
      <text:p text:style-name="P8"/>
      <text:p text:style-name="P8"><text:tab/>___________________________________________________________________________________</text:p>
      <text:p text:style-name="P8"/>
      <text:p text:style-name="P3"/>
      <text:p text:style-name="P3"><text:tab/><text:span text:style-name="T6">___________________________________________________________________________________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7:32:54.71</meta:creation-date>
    <dc:date>2016-04-21T16:08:32.24</dc:date>
    <meta:editing-duration>PT1H3M4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60" meta:word-count="321" meta:character-count="3421"/>
  </office:meta>
</office:document-meta>
</file>